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#include &lt;stdio.h&gt;</text:p>
      <text:p text:style-name="Preformatted_20_Text">#include &lt;stdlib.h&gt;</text:p>
      <text:p text:style-name="Preformatted_20_Text">#include &lt;limits.h&gt;</text:p>
      <text:p text:style-name="Preformatted_20_Text">#include &lt;string.h&gt;</text:p>
      <text:p text:style-name="Preformatted_20_Text"></text:p>
      <text:p text:style-name="Preformatted_20_Text"></text:p>
      <text:p text:style-name="Preformatted_20_Text">struct Process {</text:p>
      <text:p text:style-name="Preformatted_20_Text"><text:s text:c="4"/>int pid; <text:s text:c="10"/></text:p>
      <text:p text:style-name="Preformatted_20_Text"><text:s text:c="4"/>int arrivalTime; <text:s text:c="2"/></text:p>
      <text:p text:style-name="Preformatted_20_Text"><text:s text:c="4"/>int burstTime; <text:s text:c="3"/></text:p>
      <text:p text:style-name="Preformatted_20_Text"><text:s text:c="4"/>int priority; <text:s text:c="5"/></text:p>
      <text:p text:style-name="Preformatted_20_Text"><text:s text:c="4"/>int remainingTime; <text:s/></text:p>
      <text:p text:style-name="Preformatted_20_Text"><text:s text:c="4"/>int completionTime;</text:p>
      <text:p text:style-name="Preformatted_20_Text"><text:s text:c="4"/>int turnTime; <text:s text:c="6"/></text:p>
      <text:p text:style-name="Preformatted_20_Text"><text:s text:c="4"/>int waitingTime; <text:s text:c="3"/></text:p>
      <text:p text:style-name="Preformatted_20_Text"><text:soft-page-break/><text:s text:c="4"/>int responseTime; <text:s/></text:p>
      <text:p text:style-name="Preformatted_20_Text"><text:s text:c="4"/>int startTime; <text:s text:c="5"/></text:p>
      <text:p text:style-name="Preformatted_20_Text">};</text:p>
      <text:p text:style-name="Preformatted_20_Text"></text:p>
      <text:p text:style-name="Preformatted_20_Text">struct Queue {</text:p>
      <text:p text:style-name="Preformatted_20_Text"><text:s text:c="4"/>int items[100];</text:p>
      <text:p text:style-name="Preformatted_20_Text"><text:s text:c="4"/>int front;</text:p>
      <text:p text:style-name="Preformatted_20_Text"><text:s text:c="4"/>int rear;</text:p>
      <text:p text:style-name="Preformatted_20_Text">};</text:p>
      <text:p text:style-name="Preformatted_20_Text"></text:p>
      <text:p text:style-name="Preformatted_20_Text">void initQueue(struct Queue *q) {</text:p>
      <text:p text:style-name="Preformatted_20_Text"><text:s text:c="4"/>q-&gt;front = -1;</text:p>
      <text:p text:style-name="Preformatted_20_Text"><text:s text:c="4"/>q-&gt;rear = -1;</text:p>
      <text:p text:style-name="Preformatted_20_Text">}</text:p>
      <text:p text:style-name="Preformatted_20_Text"></text:p>
      <text:p text:style-name="Preformatted_20_Text">void push(struct Queue *q, int value) {</text:p>
      <text:p text:style-name="Preformatted_20_Text"><text:s text:c="4"/>if(q-&gt;front == -1) q-&gt;front = 0;</text:p>
      <text:p text:style-name="Preformatted_20_Text"><text:s text:c="4"/>q-&gt;rear++;</text:p>
      <text:p text:style-name="Preformatted_20_Text"><text:s text:c="4"/>q-&gt;items[q-&gt;rear] = value;</text:p>
      <text:p text:style-name="Preformatted_20_Text">}</text:p>
      <text:p text:style-name="Preformatted_20_Text"></text:p>
      <text:p text:style-name="Preformatted_20_Text">int pop(struct Queue *q) {</text:p>
      <text:p text:style-name="Preformatted_20_Text"><text:s text:c="4"/>int value = q-&gt;items[q-&gt;front];</text:p>
      <text:p text:style-name="Preformatted_20_Text"><text:s text:c="4"/>q-&gt;front++;</text:p>
      <text:p text:style-name="Preformatted_20_Text"><text:s text:c="4"/>if(q-&gt;front &gt; q-&gt;rear) {</text:p>
      <text:p text:style-name="Preformatted_20_Text"><text:s text:c="8"/>q-&gt;front = q-&gt;rear = -1;</text:p>
      <text:p text:style-name="Preformatted_20_Text"><text:s text:c="4"/>}</text:p>
      <text:p text:style-name="Preformatted_20_Text"><text:s text:c="4"/>return value;</text:p>
      <text:p text:style-name="Preformatted_20_Text">}</text:p>
      <text:p text:style-name="Preformatted_20_Text"></text:p>
      <text:p text:style-name="Preformatted_20_Text">int isEmpty(struct Queue *q) {</text:p>
      <text:p text:style-name="Preformatted_20_Text"><text:s text:c="4"/>return (q-&gt;front == -1);</text:p>
      <text:p text:style-name="Preformatted_20_Text">}</text:p>
      <text:p text:style-name="Preformatted_20_Text"></text:p>
      <text:p text:style-name="Preformatted_20_Text">void calculateAverage(struct Process p[], int n, float *avgTurn, float *avgWaiting, float *avgResponse) {</text:p>
      <text:p text:style-name="Preformatted_20_Text"><text:s text:c="4"/>*avgTurn = 0;</text:p>
      <text:p text:style-name="Preformatted_20_Text"><text:s text:c="4"/>*avgWaiting = 0;</text:p>
      <text:p text:style-name="Preformatted_20_Text"><text:s text:c="4"/>*avgResponse = 0;</text:p>
      <text:p text:style-name="Preformatted_20_Text"></text:p>
      <text:p text:style-name="Preformatted_20_Text"><text:s text:c="4"/>for(int i = 0; i &lt; n; i++) {</text:p>
      <text:p text:style-name="Preformatted_20_Text"><text:s text:c="8"/>*avgTurn += p[i].turnTime;</text:p>
      <text:p text:style-name="Preformatted_20_Text"><text:s text:c="8"/>*avgWaiting += p[i].waitingTime;</text:p>
      <text:p text:style-name="Preformatted_20_Text"><text:s text:c="8"/>*avgResponse += p[i].responseTime;</text:p>
      <text:p text:style-name="Preformatted_20_Text"><text:s text:c="4"/>}</text:p>
      <text:p text:style-name="Preformatted_20_Text"></text:p>
      <text:p text:style-name="Preformatted_20_Text"><text:s text:c="4"/>*avgTurn /= n;</text:p>
      <text:p text:style-name="Preformatted_20_Text"><text:s text:c="4"/>*avgWaiting /= n;</text:p>
      <text:p text:style-name="Preformatted_20_Text"><text:s text:c="4"/>*avgResponse /= n;</text:p>
      <text:p text:style-name="Preformatted_20_Text">}</text:p>
      <text:p text:style-name="Preformatted_20_Text"></text:p>
      <text:p text:style-name="Preformatted_20_Text">void displayResults(struct Process p[], int n, const char* algorithm) {</text:p>
      <text:p text:style-name="Preformatted_20_Text"><text:s text:c="4"/>printf("\n%s Scheduling Results:\n", algorithm);</text:p>
      <text:p text:style-name="Preformatted_20_Text"><text:s text:c="4"/>printf("Process No.\tPID\tAT\tBT\tStart Time\tCT\tTAT\tWT\tRT\n");</text:p>
      <text:p text:style-name="Preformatted_20_Text"><text:s text:c="4"/>for(int i = 0; i &lt; n; i++) {</text:p>
      <text:p text:style-name="Preformatted_20_Text"><text:s text:c="8"/>printf("%d\t\t%d\t%d\t%d\t%d\t\t%d\t%d\t%d\t%d\n",</text:p>
      <text:p text:style-name="Preformatted_20_Text"><text:s text:c="15"/>i+1, p[i].pid, p[i].arrivalTime, p[i].burstTime, p[i].startTime,</text:p>
      <text:p text:style-name="Preformatted_20_Text"><text:s text:c="15"/>p[i].completionTime, p[i].turnTime, p[i].waitingTime, p[i].responseTime);</text:p>
      <text:p text:style-name="Preformatted_20_Text"><text:s text:c="4"/>}</text:p>
      <text:p text:style-name="Preformatted_20_Text"></text:p>
      <text:p text:style-name="Preformatted_20_Text"><text:s text:c="4"/>float avgTurn, avgWaiting, avgResponse;</text:p>
      <text:p text:style-name="Preformatted_20_Text"><text:s text:c="4"/>calculateAverage(p, n, &amp;avgTurn, &amp;avgWaiting, &amp;avgResponse);</text:p>
      <text:p text:style-name="Preformatted_20_Text"></text:p>
      <text:p text:style-name="Preformatted_20_Text"><text:soft-page-break/><text:s text:c="4"/>printf("\nAverage Turnaround Time = %.2f\n", avgTurn);</text:p>
      <text:p text:style-name="Preformatted_20_Text"><text:s text:c="4"/>printf("Average Waiting Time = %.2f\n", avgWaiting);</text:p>
      <text:p text:style-name="Preformatted_20_Text"><text:s text:c="4"/>printf("Average Response Time = %.2f\n", avgResponse);</text:p>
      <text:p text:style-name="Preformatted_20_Text">}</text:p>
      <text:p text:style-name="Preformatted_20_Text"></text:p>
      <text:p text:style-name="Preformatted_20_Text">void SRTF(struct Process p[], int n) {</text:p>
      <text:p text:style-name="Preformatted_20_Text"><text:s text:c="4"/>int currentTime = 0;</text:p>
      <text:p text:style-name="Preformatted_20_Text"><text:s text:c="4"/>int completed = 0;</text:p>
      <text:p text:style-name="Preformatted_20_Text"><text:s text:c="4"/>int *remainingTime = (int*)malloc(n * sizeof(int));</text:p>
      <text:p text:style-name="Preformatted_20_Text"><text:s text:c="4"/>int *firstTime = (int*)malloc(n * sizeof(int));</text:p>
      <text:p text:style-name="Preformatted_20_Text"></text:p>
      <text:p text:style-name="Preformatted_20_Text"><text:s text:c="4"/>for(int i = 0; i &lt; n; i++) {</text:p>
      <text:p text:style-name="Preformatted_20_Text"><text:s text:c="8"/>remainingTime[i] = p[i].burstTime;</text:p>
      <text:p text:style-name="Preformatted_20_Text"><text:s text:c="8"/>firstTime[i] = 1;</text:p>
      <text:p text:style-name="Preformatted_20_Text"><text:s text:c="8"/>p[i].responseTime = -1;</text:p>
      <text:p text:style-name="Preformatted_20_Text"><text:s text:c="4"/>}</text:p>
      <text:p text:style-name="Preformatted_20_Text"></text:p>
      <text:p text:style-name="Preformatted_20_Text"><text:s text:c="4"/>while(completed != n) {</text:p>
      <text:p text:style-name="Preformatted_20_Text"><text:s text:c="8"/>int minRem = INT_MAX;</text:p>
      <text:p text:style-name="Preformatted_20_Text"><text:s text:c="8"/>int shortest = -1;</text:p>
      <text:p text:style-name="Preformatted_20_Text"></text:p>
      <text:p text:style-name="Preformatted_20_Text"><text:s text:c="8"/>for(int i = 0; i &lt; n; i++) {</text:p>
      <text:p text:style-name="Preformatted_20_Text"><text:s text:c="12"/>if(p[i].arrivalTime &lt;= currentTime &amp;&amp; remainingTime[i] &gt; 0) {</text:p>
      <text:p text:style-name="Preformatted_20_Text"><text:s text:c="16"/>if(remainingTime[i] &lt; minRem) {</text:p>
      <text:p text:style-name="Preformatted_20_Text"><text:s text:c="20"/>minRem = remainingTime[i];</text:p>
      <text:p text:style-name="Preformatted_20_Text"><text:s text:c="20"/>shortest = i;</text:p>
      <text:p text:style-name="Preformatted_20_Text"><text:s text:c="16"/>}</text:p>
      <text:p text:style-name="Preformatted_20_Text"><text:s text:c="16"/>if(remainingTime[i] == minRem) {</text:p>
      <text:p text:style-name="Preformatted_20_Text"><text:s text:c="20"/>if(p[i].arrivalTime &lt; p[shortest].arrivalTime) {</text:p>
      <text:p text:style-name="Preformatted_20_Text"><text:s text:c="24"/>shortest = i;</text:p>
      <text:p text:style-name="Preformatted_20_Text"><text:s text:c="20"/>}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</text:p>
      <text:p text:style-name="Preformatted_20_Text"><text:s text:c="8"/>if(shortest != -1) {</text:p>
      <text:p text:style-name="Preformatted_20_Text"><text:s text:c="12"/>if(firstTime[shortest]) {</text:p>
      <text:p text:style-name="Preformatted_20_Text"><text:s text:c="16"/>p[shortest].startTime = currentTime;</text:p>
      <text:p text:style-name="Preformatted_20_Text"><text:s text:c="16"/>p[shortest].responseTime = currentTime - p[shortest].arrivalTime;</text:p>
      <text:p text:style-name="Preformatted_20_Text"><text:s text:c="16"/>firstTime[shortest] = 0;</text:p>
      <text:p text:style-name="Preformatted_20_Text"><text:s text:c="12"/>}</text:p>
      <text:p text:style-name="Preformatted_20_Text"></text:p>
      <text:p text:style-name="Preformatted_20_Text"><text:s text:c="12"/>remainingTime[shortest]--;</text:p>
      <text:p text:style-name="Preformatted_20_Text"><text:s text:c="12"/>currentTime++;</text:p>
      <text:p text:style-name="Preformatted_20_Text"></text:p>
      <text:p text:style-name="Preformatted_20_Text"><text:s text:c="12"/>if(remainingTime[shortest] == 0) {</text:p>
      <text:p text:style-name="Preformatted_20_Text"><text:s text:c="16"/>completed++;</text:p>
      <text:p text:style-name="Preformatted_20_Text"><text:s text:c="16"/>p[shortest].completionTime = currentTime;</text:p>
      <text:p text:style-name="Preformatted_20_Text"><text:s text:c="16"/>p[shortest].turnTime = p[shortest].completionTime - p[shortest].arrivalTime;</text:p>
      <text:p text:style-name="Preformatted_20_Text"><text:s text:c="16"/>p[shortest].waitingTime = p[shortest].turnTime - p[shortest].burstTime;</text:p>
      <text:p text:style-name="Preformatted_20_Text"><text:s text:c="12"/>}</text:p>
      <text:p text:style-name="Preformatted_20_Text"><text:s text:c="8"/>} else {</text:p>
      <text:p text:style-name="Preformatted_20_Text"><text:s text:c="12"/>currentTime++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free(remainingTime);</text:p>
      <text:p text:style-name="Preformatted_20_Text"><text:s text:c="4"/>free(firstTime);</text:p>
      <text:p text:style-name="Preformatted_20_Text">}</text:p>
      <text:p text:style-name="Preformatted_20_Text"></text:p>
      <text:p text:style-name="Preformatted_20_Text">void PriorityPreemptive(struct Process p[], int n) {</text:p>
      <text:p text:style-name="Preformatted_20_Text"><text:soft-page-break/><text:s text:c="4"/>int currentTime = 0;</text:p>
      <text:p text:style-name="Preformatted_20_Text"><text:s text:c="4"/>int completed = 0;</text:p>
      <text:p text:style-name="Preformatted_20_Text"><text:s text:c="4"/>int *remainingTime = (int*)malloc(n * sizeof(int));</text:p>
      <text:p text:style-name="Preformatted_20_Text"><text:s text:c="4"/>int *firstTime = (int*)malloc(n * sizeof(int));</text:p>
      <text:p text:style-name="Preformatted_20_Text"></text:p>
      <text:p text:style-name="Preformatted_20_Text"><text:s text:c="4"/>for(int i = 0; i &lt; n; i++) {</text:p>
      <text:p text:style-name="Preformatted_20_Text"><text:s text:c="8"/>remainingTime[i] = p[i].burstTime;</text:p>
      <text:p text:style-name="Preformatted_20_Text"><text:s text:c="8"/>firstTime[i] = 1;</text:p>
      <text:p text:style-name="Preformatted_20_Text"><text:s text:c="8"/>p[i].responseTime = -1;</text:p>
      <text:p text:style-name="Preformatted_20_Text"><text:s text:c="4"/>}</text:p>
      <text:p text:style-name="Preformatted_20_Text"></text:p>
      <text:p text:style-name="Preformatted_20_Text"><text:s text:c="4"/>while(completed != n) {</text:p>
      <text:p text:style-name="Preformatted_20_Text"><text:s text:c="8"/>int highestPriority = INT_MAX;</text:p>
      <text:p text:style-name="Preformatted_20_Text"><text:s text:c="8"/>int selected = -1;</text:p>
      <text:p text:style-name="Preformatted_20_Text"></text:p>
      <text:p text:style-name="Preformatted_20_Text"><text:s text:c="8"/>for(int i = 0; i &lt; n; i++) {</text:p>
      <text:p text:style-name="Preformatted_20_Text"><text:s text:c="12"/>if(p[i].arrivalTime &lt;= currentTime &amp;&amp; remainingTime[i] &gt; 0) {</text:p>
      <text:p text:style-name="Preformatted_20_Text"><text:s text:c="16"/>if(p[i].priority &lt; highestPriority) {</text:p>
      <text:p text:style-name="Preformatted_20_Text"><text:s text:c="20"/>highestPriority = p[i].priority;</text:p>
      <text:p text:style-name="Preformatted_20_Text"><text:s text:c="20"/>selected = i;</text:p>
      <text:p text:style-name="Preformatted_20_Text"><text:s text:c="16"/>} </text:p>
      <text:p text:style-name="Preformatted_20_Text"><text:s text:c="16"/>if(p[i].priority == highestPriority) {</text:p>
      <text:p text:style-name="Preformatted_20_Text"><text:s text:c="20"/>if(p[i].arrivalTime &lt; p[selected].arrivalTime) {</text:p>
      <text:p text:style-name="Preformatted_20_Text"><text:s text:c="24"/>selected = i;</text:p>
      <text:p text:style-name="Preformatted_20_Text"><text:s text:c="20"/>}</text:p>
      <text:p text:style-name="Preformatted_20_Text"><text:s text:c="16"/>}</text:p>
      <text:p text:style-name="Preformatted_20_Text"><text:s text:c="12"/>}</text:p>
      <text:p text:style-name="Preformatted_20_Text"><text:s text:c="8"/>}</text:p>
      <text:p text:style-name="Preformatted_20_Text"></text:p>
      <text:p text:style-name="Preformatted_20_Text"><text:s text:c="8"/>if(selected != -1) {</text:p>
      <text:p text:style-name="Preformatted_20_Text"><text:s text:c="12"/>if(firstTime[selected]) {</text:p>
      <text:p text:style-name="Preformatted_20_Text"><text:s text:c="16"/>p[selected].startTime = currentTime;</text:p>
      <text:p text:style-name="Preformatted_20_Text"><text:s text:c="16"/>p[selected].responseTime = currentTime - p[selected].arrivalTime;</text:p>
      <text:p text:style-name="Preformatted_20_Text"><text:s text:c="16"/>firstTime[selected] = 0;</text:p>
      <text:p text:style-name="Preformatted_20_Text"><text:s text:c="12"/>}</text:p>
      <text:p text:style-name="Preformatted_20_Text"></text:p>
      <text:p text:style-name="Preformatted_20_Text"><text:s text:c="12"/>remainingTime[selected]--;</text:p>
      <text:p text:style-name="Preformatted_20_Text"><text:s text:c="12"/>currentTime++;</text:p>
      <text:p text:style-name="Preformatted_20_Text"></text:p>
      <text:p text:style-name="Preformatted_20_Text"><text:s text:c="12"/>if(remainingTime[selected] == 0) {</text:p>
      <text:p text:style-name="Preformatted_20_Text"><text:s text:c="16"/>completed++;</text:p>
      <text:p text:style-name="Preformatted_20_Text"><text:s text:c="16"/>p[selected].completionTime = currentTime;</text:p>
      <text:p text:style-name="Preformatted_20_Text"><text:s text:c="16"/>p[selected].turnTime = p[selected].completionTime - p[selected].arrivalTime;</text:p>
      <text:p text:style-name="Preformatted_20_Text"><text:s text:c="16"/>p[selected].waitingTime = p[selected].turnTime - p[selected].burstTime;</text:p>
      <text:p text:style-name="Preformatted_20_Text"><text:s text:c="12"/>}</text:p>
      <text:p text:style-name="Preformatted_20_Text"><text:s text:c="8"/>} else {</text:p>
      <text:p text:style-name="Preformatted_20_Text"><text:s text:c="12"/>currentTime++;</text:p>
      <text:p text:style-name="Preformatted_20_Text"><text:s text:c="8"/>}</text:p>
      <text:p text:style-name="Preformatted_20_Text"><text:s text:c="4"/>}</text:p>
      <text:p text:style-name="Preformatted_20_Text"></text:p>
      <text:p text:style-name="Preformatted_20_Text"><text:s text:c="4"/>free(remainingTime);</text:p>
      <text:p text:style-name="Preformatted_20_Text"><text:s text:c="4"/>free(firstTime);</text:p>
      <text:p text:style-name="Preformatted_20_Text">}</text:p>
      <text:p text:style-name="Preformatted_20_Text"></text:p>
      <text:p text:style-name="Preformatted_20_Text">void RoundRobin(struct Process p[], int n, int timeQuantum) {</text:p>
      <text:p text:style-name="Preformatted_20_Text"><text:s text:c="4"/>struct Queue q;</text:p>
      <text:p text:style-name="Preformatted_20_Text"><text:s text:c="4"/>initQueue(&amp;q);</text:p>
      <text:p text:style-name="Preformatted_20_Text"></text:p>
      <text:p text:style-name="Preformatted_20_Text"><text:s text:c="4"/>int currentTime = 0;</text:p>
      <text:p text:style-name="Preformatted_20_Text"><text:s text:c="4"/>int completed = 0;</text:p>
      <text:p text:style-name="Preformatted_20_Text"><text:s text:c="4"/>int remainingTime[n];</text:p>
      <text:p text:style-name="Preformatted_20_Text"><text:soft-page-break/><text:s text:c="4"/>int mark[n];</text:p>
      <text:p text:style-name="Preformatted_20_Text"></text:p>
      <text:p text:style-name="Preformatted_20_Text"><text:s text:c="4"/>for(int i = 0; i &lt; n; i++) {</text:p>
      <text:p text:style-name="Preformatted_20_Text"><text:s text:c="8"/>remainingTime[i] = p[i].burstTime;</text:p>
      <text:p text:style-name="Preformatted_20_Text"><text:s text:c="8"/>p[i].responseTime = -1; </text:p>
      <text:p text:style-name="Preformatted_20_Text"><text:s text:c="8"/>mark[i] = 0;</text:p>
      <text:p text:style-name="Preformatted_20_Text"><text:s text:c="4"/>}</text:p>
      <text:p text:style-name="Preformatted_20_Text"></text:p>
      <text:p text:style-name="Preformatted_20_Text"><text:s text:c="4"/>while(completed != n) {</text:p>
      <text:p text:style-name="Preformatted_20_Text"><text:s text:c="8"/>for(int i = 0; i &lt; n; i++) {</text:p>
      <text:p text:style-name="Preformatted_20_Text"><text:s text:c="12"/>if(p[i].arrivalTime &lt;= currentTime &amp;&amp; remainingTime[i] &gt; 0 &amp;&amp; mark[i] == 0) {</text:p>
      <text:p text:style-name="Preformatted_20_Text"><text:s text:c="16"/>push(&amp;q, i);</text:p>
      <text:p text:style-name="Preformatted_20_Text"><text:s text:c="16"/>mark[i] = 1; </text:p>
      <text:p text:style-name="Preformatted_20_Text"><text:s text:c="12"/>}</text:p>
      <text:p text:style-name="Preformatted_20_Text"><text:s text:c="8"/>}</text:p>
      <text:p text:style-name="Preformatted_20_Text"></text:p>
      <text:p text:style-name="Preformatted_20_Text"><text:s text:c="8"/>if (!isEmpty(&amp;q)) {</text:p>
      <text:p text:style-name="Preformatted_20_Text"><text:s text:c="12"/>int current = pop(&amp;q);</text:p>
      <text:p text:style-name="Preformatted_20_Text"><text:s text:c="12"/>if(p[current].responseTime == -1) {</text:p>
      <text:p text:style-name="Preformatted_20_Text"><text:s text:c="16"/>p[current].responseTime = currentTime - p[current].arrivalTime;</text:p>
      <text:p text:style-name="Preformatted_20_Text"><text:s text:c="16"/>p[current].startTime = currentTime;</text:p>
      <text:p text:style-name="Preformatted_20_Text"><text:s text:c="12"/>}</text:p>
      <text:p text:style-name="Preformatted_20_Text"></text:p>
      <text:p text:style-name="Preformatted_20_Text"><text:s text:c="12"/>int executionTime = (remainingTime[current] &gt; timeQuantum) ? timeQuantum : remainingTime[current];</text:p>
      <text:p text:style-name="Preformatted_20_Text"><text:s text:c="12"/>remainingTime[current] -= executionTime;</text:p>
      <text:p text:style-name="Preformatted_20_Text"><text:s text:c="12"/>currentTime += executionTime;</text:p>
      <text:p text:style-name="Preformatted_20_Text"></text:p>
      <text:p text:style-name="Preformatted_20_Text"><text:s text:c="12"/>for(int i = 0; i &lt; n; i++) {</text:p>
      <text:p text:style-name="Preformatted_20_Text"><text:s text:c="16"/>if(p[i].arrivalTime &lt;= currentTime &amp;&amp; remainingTime[i] &gt; 0 &amp;&amp; mark[i] == 0) {</text:p>
      <text:p text:style-name="Preformatted_20_Text"><text:s text:c="20"/>push(&amp;q, i);</text:p>
      <text:p text:style-name="Preformatted_20_Text"><text:s text:c="20"/>mark[i] = 1;</text:p>
      <text:p text:style-name="Preformatted_20_Text"><text:s text:c="16"/>}</text:p>
      <text:p text:style-name="Preformatted_20_Text"><text:s text:c="12"/>}</text:p>
      <text:p text:style-name="Preformatted_20_Text"><text:s text:c="12"/>if(remainingTime[current] == 0) {</text:p>
      <text:p text:style-name="Preformatted_20_Text"><text:s text:c="16"/>completed++;</text:p>
      <text:p text:style-name="Preformatted_20_Text"><text:s text:c="16"/>p[current].completionTime = currentTime;</text:p>
      <text:p text:style-name="Preformatted_20_Text"><text:s text:c="16"/>p[current].turnTime = p[current].completionTime - p[current].arrivalTime;</text:p>
      <text:p text:style-name="Preformatted_20_Text"><text:s text:c="16"/>p[current].waitingTime = p[current].turnTime - p[current].burstTime;</text:p>
      <text:p text:style-name="Preformatted_20_Text"><text:s text:c="12"/>} else {</text:p>
      <text:p text:style-name="Preformatted_20_Text"><text:s text:c="16"/>push(&amp;q, current); </text:p>
      <text:p text:style-name="Preformatted_20_Text"><text:s text:c="12"/>}</text:p>
      <text:p text:style-name="Preformatted_20_Text"><text:s text:c="8"/>} else {</text:p>
      <text:p text:style-name="Preformatted_20_Text"><text:s text:c="12"/>currentTime++;</text:p>
      <text:p text:style-name="Preformatted_20_Text"><text:s text:c="8"/>}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int n, choice;</text:p>
      <text:p text:style-name="Preformatted_20_Text"></text:p>
      <text:p text:style-name="Preformatted_20_Text"><text:s text:c="4"/>printf("Enter number of processes: ");</text:p>
      <text:p text:style-name="Preformatted_20_Text"><text:s text:c="4"/>scanf("%d", &amp;n);</text:p>
      <text:p text:style-name="Preformatted_20_Text"></text:p>
      <text:p text:style-name="Preformatted_20_Text"><text:s text:c="4"/>struct Process p[n];</text:p>
      <text:p text:style-name="Preformatted_20_Text"></text:p>
      <text:p text:style-name="Preformatted_20_Text"><text:s text:c="4"/>for (int i = 0; i &lt; n; i++) {</text:p>
      <text:p text:style-name="Preformatted_20_Text"><text:s text:c="8"/>p[i].pid = i + 1; </text:p>
      <text:p text:style-name="Preformatted_20_Text"><text:s text:c="8"/>printf("Enter Arrival Time, Burst Time, and Priority for process %d: ", i + 1);</text:p>
      <text:p text:style-name="Preformatted_20_Text"><text:soft-page-break/><text:s text:c="8"/>scanf("%d %d %d", &amp;p[i].arrivalTime, &amp;p[i].burstTime, &amp;p[i].priority);</text:p>
      <text:p text:style-name="Preformatted_20_Text"><text:s text:c="8"/>p[i].remainingTime = p[i].burstTime; </text:p>
      <text:p text:style-name="Preformatted_20_Text"><text:s text:c="8"/>p[i].startTime = 0; </text:p>
      <text:p text:style-name="Preformatted_20_Text"><text:s text:c="8"/>p[i].completionTime = 0;</text:p>
      <text:p text:style-name="Preformatted_20_Text"><text:s text:c="8"/>p[i].turnTime = 0; </text:p>
      <text:p text:style-name="Preformatted_20_Text"><text:s text:c="8"/>p[i].waitingTime = 0;</text:p>
      <text:p text:style-name="Preformatted_20_Text"><text:s text:c="8"/>p[i].responseTime = -1;</text:p>
      <text:p text:style-name="Preformatted_20_Text"><text:s text:c="4"/>}</text:p>
      <text:p text:style-name="Preformatted_20_Text"></text:p>
      <text:p text:style-name="Preformatted_20_Text"><text:s text:c="4"/>printf("Choose Scheduling Algorithm:\n");</text:p>
      <text:p text:style-name="Preformatted_20_Text"><text:s text:c="4"/>printf("1. Shortest Remaining Time First (SRTF)\n");</text:p>
      <text:p text:style-name="Preformatted_20_Text"><text:s text:c="4"/>printf("2. Priority Preemptive\n");</text:p>
      <text:p text:style-name="Preformatted_20_Text"><text:s text:c="4"/>printf("3. Round Robin\n");</text:p>
      <text:p text:style-name="Preformatted_20_Text"><text:s text:c="4"/>printf("Choice: ");</text:p>
      <text:p text:style-name="Preformatted_20_Text"><text:s text:c="4"/>scanf("%d", &amp;choice);</text:p>
      <text:p text:style-name="Preformatted_20_Text"></text:p>
      <text:p text:style-name="Preformatted_20_Text"><text:s text:c="4"/>switch (choice) {</text:p>
      <text:p text:style-name="Preformatted_20_Text"><text:s text:c="8"/>case 1:</text:p>
      <text:p text:style-name="Preformatted_20_Text"><text:s text:c="12"/>SRTF(p, n);</text:p>
      <text:p text:style-name="Preformatted_20_Text"><text:s text:c="12"/>displayResults(p, n, "SRTF");</text:p>
      <text:p text:style-name="Preformatted_20_Text"><text:s text:c="12"/>break;</text:p>
      <text:p text:style-name="Preformatted_20_Text"><text:s text:c="8"/>case 2:</text:p>
      <text:p text:style-name="Preformatted_20_Text"><text:s text:c="12"/>PriorityPreemptive(p, n);</text:p>
      <text:p text:style-name="Preformatted_20_Text"><text:s text:c="12"/>displayResults(p, n, "Priority Preemptive");</text:p>
      <text:p text:style-name="Preformatted_20_Text"><text:s text:c="12"/>break;</text:p>
      <text:p text:style-name="Preformatted_20_Text"><text:s text:c="8"/>case 3: {</text:p>
      <text:p text:style-name="Preformatted_20_Text"><text:s text:c="12"/>int timeQuantum;</text:p>
      <text:p text:style-name="Preformatted_20_Text"><text:s text:c="12"/>printf("Enter Time Quantum for Round Robin: ");</text:p>
      <text:p text:style-name="Preformatted_20_Text"><text:s text:c="12"/>scanf("%d", &amp;timeQuantum);</text:p>
      <text:p text:style-name="Preformatted_20_Text"><text:s text:c="12"/>RoundRobin(p, n, timeQuantum);</text:p>
      <text:p text:style-name="Preformatted_20_Text"><text:s text:c="12"/>displayResults(p, n, "Round Robin");</text:p>
      <text:p text:style-name="Preformatted_20_Text"><text:s text:c="12"/>break;</text:p>
      <text:p text:style-name="Preformatted_20_Text"><text:s text:c="8"/>}</text:p>
      <text:p text:style-name="Preformatted_20_Text"><text:s text:c="8"/>default:</text:p>
      <text:p text:style-name="Preformatted_20_Text"><text:s text:c="12"/>printf("Invalid choice!\n");</text:p>
      <text:p text:style-name="Preformatted_20_Text"><text:s text:c="12"/>return 1;</text:p>
      <text:p text:style-name="Preformatted_20_Text"><text:s text:c="4"/>}</text:p>
      <text:p text:style-name="Preformatted_20_Text"></text:p>
      <text:p text:style-name="Preformatted_20_Text"><text:s text:c="4"/>return 0;</text:p>
      <text:p text:style-name="Preformatted_20_Text">}</text:p>
      <text:p text:style-name="Preformatted_20_Text">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6" meta:paragraph-count="347" meta:word-count="833" meta:character-count="8529" meta:non-whitespace-character-count="5474"/>
    <meta:generator>LibreOffice/7.4.7.2$Linux_X86_64 LibreOffice_project/40$Build-2</meta:generator>
  </office:meta>
</office:document-meta>
</file>